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ubsup>
              <mi>E</mi>
              <mi>r</mi>
              <mtext>D</mtext>
            </msubsup>
            <mrow>
              <mspace width="0.5em"/>
              <mo stretchy="false">=</mo>
              <mrow>
                <mspace width="0.5em"/>
                <mo stretchy="false">−</mo>
                <mfrac>
                  <mrow>
                    <mo stretchy="false">∂</mo>
                    <msub>
                      <mi mathvariant="normal">ϕ</mi>
                      <mtext>D</mtext>
                    </msub>
                  </mrow>
                  <mrow>
                    <mo stretchy="false">∂</mo>
                    <mi>r</mi>
                  </mrow>
                </mfrac>
              </mrow>
            </mrow>
            <mrow>
              <mspace width="0.5em"/>
              <mo stretchy="false">=</mo>
              <mspace width="0.5em"/>
            </mrow>
            <mfrac>
              <mi>p</mi>
              <mrow>
                <mn>4</mn>
                <mi mathvariant="normal">π</mi>
                <msub>
                  <mi mathvariant="normal">ε</mi>
                  <mn>0</mn>
                </msub>
              </mrow>
            </mfrac>
            <mspace width="0.5em"/>
            <mfrac>
              <mrow>
                <mn>2</mn>
                <mi>cos</mi>
                <mi mathvariant="normal">ϑ</mi>
              </mrow>
              <msup>
                <mi>r</mi>
                <mn>3</mn>
              </msup>
            </mfrac>
          </mrow>
        </mtd>
      </mtr>
      <mtr>
        <mtd>
          <mrow>
            <msubsup>
              <mi>E</mi>
              <mi mathvariant="normal">ϑ</mi>
              <mtext>D</mtext>
            </msubsup>
            <mrow>
              <mspace width="0.5em"/>
              <mo stretchy="false">=</mo>
              <mrow>
                <mspace width="0.5em"/>
                <mo stretchy="false">−</mo>
                <mfrac>
                  <mn>1</mn>
                  <mi>r</mi>
                </mfrac>
              </mrow>
            </mrow>
            <mspace width="0.5em"/>
            <mfrac>
              <mrow>
                <mo stretchy="false">∂</mo>
                <msub>
                  <mi mathvariant="normal">ϕ</mi>
                  <mtext>D</mtext>
                </msub>
              </mrow>
              <mrow>
                <mo stretchy="false">∂</mo>
                <mi mathvariant="normal">ϑ</mi>
              </mrow>
            </mfrac>
            <mrow>
              <mspace width="0.5em"/>
              <mo stretchy="false">=</mo>
              <mspace width="0.5em"/>
            </mrow>
            <mfrac>
              <mi>p</mi>
              <mrow>
                <mn>4</mn>
                <mi mathvariant="normal">π</mi>
                <msub>
                  <mi mathvariant="normal">ε</mi>
                  <mn>0</mn>
                </msub>
              </mrow>
            </mfrac>
            <mspace width="0.5em"/>
            <mfrac>
              <mrow>
                <mi>sin</mi>
                <mi mathvariant="normal">ϑ</mi>
              </mrow>
              <msup>
                <mi>r</mi>
                <mn>3</mn>
              </msup>
            </mfrac>
          </mrow>
        </mtd>
      </mtr>
      <mtr>
        <mtd>
          <mrow>
            <msubsup>
              <mi>E</mi>
              <mi mathvariant="normal">ϕ</mi>
              <mtext>D</mtext>
            </msubsup>
            <mrow>
              <mspace width="0.5em"/>
              <mo stretchy="false">=</mo>
              <mrow>
                <mspace width="0.5em"/>
                <mo stretchy="false">−</mo>
                <mfrac>
                  <mn>1</mn>
                  <mrow>
                    <mi>r</mi>
                    <mspace width="0.5em"/>
                    <mi>sin</mi>
                    <mi mathvariant="normal">ϑ</mi>
                  </mrow>
                </mfrac>
              </mrow>
            </mrow>
            <mspace width="0.5em"/>
            <mfrac>
              <mrow>
                <mo stretchy="false">∂</mo>
                <msub>
                  <mi mathvariant="normal">ϕ</mi>
                  <mtext>D</mtext>
                </msub>
              </mrow>
              <mrow>
                <mo stretchy="false">∂</mo>
                <mi mathvariant="normal">ϕ</mi>
              </mrow>
            </mfrac>
            <mrow>
              <mspace width="0.5em"/>
              <mo stretchy="false">=</mo>
              <mspace width="0.5em"/>
            </mrow>
            <mn>0</mn>
          </mrow>
        </mtd>
      </mtr>
    </mtable>
    <annotation encoding="StarMath 5.0">E ^"D" _r `=` - {partial %iphi _"D"} over {partial r} `=` p over { 4 %pi %varepsilon _0 } ` {2 cos %ivartheta} over {r^3} newline

E ^"D" _%ivartheta `=` - 1 over r ` {partial %iphi _"D"} over {partial %ivartheta} `=` p over { 4 %pi %varepsilon _0 } ` {sin %ivartheta} over {r^3} newline

E ^"D" _%iphi `=` - 1 over {r ` sin %ivartheta} ` {partial %iphi _"D"} over {partial %iphi}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1:26:59.833000000</meta:creation-date>
    <meta:generator>LibreOffice/4.2.4.2$Windows_x86 LibreOffice_project/63150712c6d317d27ce2db16eb94c2f3d7b699f8</meta:generator>
  </office:meta>
</office:document-meta>
</file>